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71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5" style:family="table-column">
      <style:table-column-properties fo:break-before="auto" style:column-width="27.66mm"/>
    </style:style>
    <style:style style:name="co7" style:family="table-column">
      <style:table-column-properties fo:break-before="auto" style:column-width="22.07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4" style:family="table-column">
      <style:table-column-properties fo:break-before="auto" style:column-width="19.83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20.37mm"/>
    </style:style>
    <style:style style:name="co30" style:family="table-column">
      <style:table-column-properties fo:break-before="auto" style:column-width="27.38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5.42mm"/>
    </style:style>
    <style:style style:name="co33" style:family="table-column">
      <style:table-column-properties fo:break-before="auto" style:column-width="5.27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44.43mm"/>
    </style:style>
    <style:style style:name="co36" style:family="table-column">
      <style:table-column-properties fo:break-before="auto" style:column-width="25.98mm"/>
    </style:style>
    <style:style style:name="co37" style:family="table-column">
      <style:table-column-properties fo:break-before="auto" style:column-width="23.74mm"/>
    </style:style>
    <style:style style:name="co38" style:family="table-column">
      <style:table-column-properties fo:break-before="auto" style:column-width="34.64mm"/>
    </style:style>
    <style:style style:name="co39" style:family="table-column">
      <style:table-column-properties fo:break-before="auto" style:column-width="17.02mm"/>
    </style:style>
    <style:style style:name="co40" style:family="table-column">
      <style:table-column-properties fo:break-before="auto" style:column-width="18.98mm"/>
    </style:style>
    <style:style style:name="co41" style:family="table-column">
      <style:table-column-properties fo:break-before="auto" style:column-width="19.54mm"/>
    </style:style>
    <style:style style:name="co42" style:family="table-column">
      <style:table-column-properties fo:break-before="auto" style:column-width="16.74mm"/>
    </style:style>
    <style:style style:name="co43" style:family="table-column">
      <style:table-column-properties fo:break-before="auto" style:column-width="38.28mm"/>
    </style:style>
    <style:style style:name="co44" style:family="table-column">
      <style:table-column-properties fo:break-before="auto" style:column-width="13.39mm"/>
    </style:style>
    <style:style style:name="co45" style:family="table-column">
      <style:table-column-properties fo:break-before="auto" style:column-width="39.95mm"/>
    </style:style>
    <style:style style:name="co46" style:family="table-column">
      <style:table-column-properties fo:break-before="auto" style:column-width="26.69mm"/>
    </style:style>
    <style:style style:name="co47" style:family="table-column">
      <style:table-column-properties fo:break-before="auto" style:column-width="32.4mm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1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" style:family="table-row">
      <style:table-row-properties style:row-height="4.76mm" fo:break-before="auto" style:use-optimal-row-height="tru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true"/>
    </style:style>
    <style:style style:name="ro14" style:family="table-row">
      <style:table-row-properties style:row-height="8.98mm" fo:break-before="auto" style:use-optimal-row-height="true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SUMA">
      <style:table-properties table:display="true" style:writing-mode="lr-tb"/>
    </style:style>
    <style:style style:name="ta15" style:family="table" style:master-page-name="PageStyle_5f_ŚREDNIA">
      <style:table-properties table:display="true" style:writing-mode="lr-tb"/>
    </style:style>
    <style:style style:name="ta16" style:family="table" style:master-page-name="PageStyle_5f_MIN">
      <style:table-properties table:display="true" style:writing-mode="lr-tb"/>
    </style:style>
    <style:style style:name="ta17" style:family="table" style:master-page-name="PageStyle_5f_MAX">
      <style:table-properties table:display="true" style:writing-mode="lr-tb"/>
    </style:style>
    <style:style style:name="ta18" style:family="table" style:master-page-name="PageStyle_5f_WYST.NAJCZĘŚCIEJ">
      <style:table-properties table:display="true" style:writing-mode="lr-tb"/>
    </style:style>
    <style:style style:name="ta19" style:family="table" style:master-page-name="PageStyle_5f_ROZWIĄZANIA">
      <style:table-properties table:display="false" style:writing-mode="lr-tb"/>
    </style:style>
    <style:style style:name="ta20" style:family="table" style:master-page-name="PageStyle_5f_Kredy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1" style:family="table-cell" style:parent-style-name="Default" style:data-style-name="N1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6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124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127" style:family="table-cell" style:parent-style-name="Default" style:data-style-name="N130">
      <style:table-cell-properties style:diagonal-bl-tr="none" style:diagonal-tl-br="none" fo:border="0.74pt solid #212121" fo:padding="0.71mm" style:rotation-align="none"/>
    </style:style>
    <style:style style:name="ce129" style:family="table-cell" style:parent-style-name="Default" style:data-style-name="N130">
      <style:table-cell-properties style:diagonal-bl-tr="none" style:diagonal-tl-br="none" fo:border="0.74pt solid #212121" fo:padding="0.71mm" style:rotation-align="none"/>
      <style:text-properties style:font-name="Arial CE" style:font-name-asian="Tahoma" style:font-name-complex="Arial CE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fo:padding="0.71mm"/>
    </style:style>
    <style:style style:name="ce15" style:family="table-cell" style:parent-style-name="Default" style:data-style-name="N36">
      <style:table-cell-properties fo:padding="0.71mm"/>
    </style:style>
    <style:style style:name="ce19" style:family="table-cell" style:parent-style-name="Default" style:data-style-name="N125">
      <style:table-cell-properties fo:padding="0.71mm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5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5" style:family="table-cell" style:parent-style-name="Default" style:data-style-name="N1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6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0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5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76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77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78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79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0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81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4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85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fo:border="none" fo:padding="0.71mm" style:rotation-align="none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8" style:family="table-cell" style:parent-style-name="Default" style:data-style-name="N130">
      <style:table-cell-properties style:diagonal-bl-tr="none" style:diagonal-tl-br="none" fo:border="0.74pt solid #212121" fo:padding="0.71mm" style:rotation-align="none"/>
    </style:style>
    <style:style style:name="ce189" style:family="table-cell" style:parent-style-name="Default" style:data-style-name="N130">
      <style:table-cell-properties style:diagonal-bl-tr="none" style:diagonal-tl-br="none" fo:border="0.74pt solid #212121" fo:padding="0.71mm" style:rotation-align="none"/>
      <style:text-properties style:font-name="Arial CE" style:font-name-asian="Tahoma" style:font-name-complex="Arial CE"/>
    </style:style>
    <style:style style:name="ce190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92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4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95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9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fo:padding="0.71mm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0" style:family="table-cell" style:parent-style-name="Default" style:data-style-name="N12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3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4" style:family="table-cell" style:parent-style-name="Default" style:data-style-name="N12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8" style:family="table-cell" style:parent-style-name="Default" style:data-style-name="N11">
      <style:table-cell-properties fo:padding="0.71mm"/>
    </style:style>
    <style:style style:name="ce77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9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4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69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4">
        <office:forms form:automatic-focus="false" form:apply-design-mode="false"/>
        <table:table-column table:style-name="co33" table:default-cell-style-name="ce125"/>
        <table:table-column table:style-name="co34" table:default-cell-style-name="ce125"/>
        <table:table-column table:style-name="co35" table:default-cell-style-name="ce125"/>
        <table:table-column table:style-name="co4" table:default-cell-style-name="ce125"/>
        <table:table-column table:style-name="co5" table:number-columns-repeated="2" table:default-cell-style-name="ce125"/>
        <table:table-column table:style-name="co36" table:default-cell-style-name="ce125"/>
        <table:table-column table:style-name="co4" table:default-cell-style-name="ce125"/>
        <table:table-column table:style-name="co7" table:default-cell-style-name="ce125"/>
        <table:table-column table:style-name="co5" table:number-columns-repeated="248" table:default-cell-style-name="ce125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5mm" svg:height="86.24mm" svg:x="2.83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1mm" svg:height="6.91mm" svg:x="5.34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3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51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46"/>
          <table:table-cell/>
          <table:table-cell table:style-name="ce151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15">
        <table:table-column table:style-name="co33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25"/>
        <table:table-column table:style-name="co5" table:default-cell-style-name="ce125"/>
        <table:table-column table:style-name="co40" table:default-cell-style-name="ce125"/>
        <table:table-column table:style-name="co5" table:number-columns-repeated="251" table:default-cell-style-name="ce125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5mm" svg:height="6.61mm" svg:x="2.87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3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17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51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16">
        <table:table-column table:style-name="co33" table:default-cell-style-name="ce125"/>
        <table:table-column table:style-name="co41" table:default-cell-style-name="ce125"/>
        <table:table-column table:style-name="co38" table:default-cell-style-name="ce125"/>
        <table:table-column table:style-name="co42" table:default-cell-style-name="ce125"/>
        <table:table-column table:style-name="co5" table:number-columns-repeated="4" table:default-cell-style-name="ce125"/>
        <table:table-column table:style-name="co7" table:default-cell-style-name="ce125"/>
        <table:table-column table:style-name="co5" table:number-columns-repeated="248" table:default-cell-style-name="ce125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2mm" svg:height="6.61mm" svg:x="4.5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3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5mm" svg:height="86.17mm" svg:x="2.83mm" svg:y="0.3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51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17">
        <table:table-column table:style-name="co33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25"/>
        <table:table-column table:style-name="co5" table:number-columns-repeated="4" table:default-cell-style-name="ce125"/>
        <table:table-column table:style-name="co40" table:default-cell-style-name="ce125"/>
        <table:table-column table:style-name="co5" table:number-columns-repeated="248" table:default-cell-style-name="ce125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66mm" svg:height="6.64mm" svg:x="2.27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3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17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51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18">
        <table:table-column table:style-name="co33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25"/>
        <table:table-column table:style-name="co5" table:default-cell-style-name="ce125"/>
        <table:table-column table:style-name="co43" table:default-cell-style-name="ce125"/>
        <table:table-column table:style-name="co5" table:number-columns-repeated="251" table:default-cell-style-name="ce125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1mm" svg:height="12.19mm" svg:x="3.99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3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17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51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19">
        <table:table-column table:style-name="co33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25"/>
        <table:table-column table:style-name="co5" table:default-cell-style-name="ce125"/>
        <table:table-column table:style-name="co43" table:default-cell-style-name="ce125"/>
        <table:table-column table:style-name="co15" table:default-cell-style-name="ce125"/>
        <table:table-column table:style-name="co5" table:number-columns-repeated="250" table:default-cell-style-name="ce125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3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17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3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51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3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125"/>
        <table:table-column table:style-name="co16" table:default-cell-style-name="ce125"/>
        <table:table-column table:style-name="co17" table:default-cell-style-name="ce125"/>
        <table:table-column table:style-name="co5" table:number-columns-repeated="254" table:default-cell-style-name="ce125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38" office:value-type="string" calcext:value-type="string">
            <text:p>KLASA</text:p>
          </table:table-cell>
          <table:table-cell table:style-name="ce138" office:value-type="string" calcext:value-type="string">
            <text:p>ILOŚĆ UCZNIÓW</text:p>
          </table:table-cell>
          <table:table-cell table:style-name="ce138" office:value-type="string" calcext:value-type="string">
            <text:p>ŚREDNIA KLASY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A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3.8" calcext:value-type="float">
            <text:p>3,8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B</text:p>
          </table:table-cell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3.2" calcext:value-type="float">
            <text:p>3,2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C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float" office:value="3" calcext:value-type="float">
            <text:p>3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D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float" office:value="3.9" calcext:value-type="float">
            <text:p>3,9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IA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float" office:value="4" calcext:value-type="float">
            <text:p>4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IB</text:p>
          </table:table-cell>
          <table:table-cell table:style-name="ce138" office:value-type="float" office:value="31" calcext:value-type="float">
            <text:p>31</text:p>
          </table:table-cell>
          <table:table-cell table:style-name="ce138" office:value-type="float" office:value="3.6" calcext:value-type="float">
            <text:p>3,6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IC</text:p>
          </table:table-cell>
          <table:table-cell table:style-name="ce138" office:value-type="float" office:value="29" calcext:value-type="float">
            <text:p>29</text:p>
          </table:table-cell>
          <table:table-cell table:style-name="ce138" office:value-type="float" office:value="4.2" calcext:value-type="float">
            <text:p>4,2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IIA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float" office:value="3.8" calcext:value-type="float">
            <text:p>3,8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IIB</text:p>
          </table:table-cell>
          <table:table-cell table:style-name="ce138" office:value-type="float" office:value="28" calcext:value-type="float">
            <text:p>28</text:p>
          </table:table-cell>
          <table:table-cell table:style-name="ce138" office:value-type="float" office:value="3.9" calcext:value-type="float">
            <text:p>3,9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IIC</text:p>
          </table:table-cell>
          <table:table-cell table:style-name="ce138" office:value-type="float" office:value="26" calcext:value-type="float">
            <text:p>26</text:p>
          </table:table-cell>
          <table:table-cell table:style-name="ce138" office:value-type="float" office:value="4.3" calcext:value-type="float">
            <text:p>4,3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IID</text:p>
          </table:table-cell>
          <table:table-cell table:style-name="ce138" office:value-type="float" office:value="29" calcext:value-type="float">
            <text:p>29</text:p>
          </table:table-cell>
          <table:table-cell table:style-name="ce138" office:value-type="float" office:value="3.1" calcext:value-type="float">
            <text:p>3,1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VA</text:p>
          </table:table-cell>
          <table:table-cell table:style-name="ce138" office:value-type="float" office:value="25" calcext:value-type="float">
            <text:p>25</text:p>
          </table:table-cell>
          <table:table-cell table:style-name="ce138" office:value-type="float" office:value="4.1" calcext:value-type="float">
            <text:p>4,1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VB</text:p>
          </table:table-cell>
          <table:table-cell table:style-name="ce138" office:value-type="float" office:value="26" calcext:value-type="float">
            <text:p>26</text:p>
          </table:table-cell>
          <table:table-cell table:style-name="ce138" office:value-type="float" office:value="4.6" calcext:value-type="float">
            <text:p>4,6</text:p>
          </table:table-cell>
          <table:table-cell table:style-name="ce138" table:number-columns-repeated="2"/>
          <table:table-cell table:number-columns-repeated="1019"/>
        </table:table-row>
        <table:table-row table:style-name="ro2">
          <table:table-cell table:style-name="ce138" office:value-type="string" calcext:value-type="string">
            <text:p>IVC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3.9" calcext:value-type="float">
            <text:p>3,9</text:p>
          </table:table-cell>
          <table:table-cell table:style-name="ce13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13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3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13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3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13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3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13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3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138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3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155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3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156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125"/>
        <table:table-column table:style-name="co15" table:default-cell-style-name="ce125"/>
        <table:table-column table:style-name="co7" table:default-cell-style-name="ce125"/>
        <table:table-column table:style-name="co18" table:number-columns-repeated="2" table:default-cell-style-name="ce125"/>
        <table:table-column table:style-name="co19" table:default-cell-style-name="ce125"/>
        <table:table-column table:style-name="co18" table:default-cell-style-name="ce125"/>
        <table:table-column table:style-name="co20" table:default-cell-style-name="ce125"/>
        <table:table-column table:style-name="co19" table:default-cell-style-name="ce125"/>
        <table:table-column table:style-name="co5" table:number-columns-repeated="248" table:default-cell-style-name="ce125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157" office:value-type="string" calcext:value-type="string">
            <text:p>przedmioty</text:p>
          </table:table-cell>
          <table:table-cell table:style-name="ce162" office:value-type="string" calcext:value-type="string">
            <text:p>liczba uczniów</text:p>
          </table:table-cell>
          <table:table-cell table:style-name="ce157" office:value-type="string" calcext:value-type="string" table:number-columns-spanned="6" table:number-rows-spanned="1">
            <text:p>OCENY</text:p>
          </table:table-cell>
          <table:covered-table-cell table:number-columns-repeated="5" table:style-name="ce157"/>
          <table:table-cell table:style-name="ce157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157"/>
          <table:table-cell table:style-name="ce138"/>
          <table:table-cell table:style-name="ce138" office:value-type="string" calcext:value-type="string">
            <text:p>cel</text:p>
          </table:table-cell>
          <table:table-cell table:style-name="ce138" office:value-type="string" calcext:value-type="string">
            <text:p>bdb</text:p>
          </table:table-cell>
          <table:table-cell table:style-name="ce138" office:value-type="string" calcext:value-type="string">
            <text:p>db</text:p>
          </table:table-cell>
          <table:table-cell table:style-name="ce138" office:value-type="string" calcext:value-type="string">
            <text:p>dst</text:p>
          </table:table-cell>
          <table:table-cell table:style-name="ce138" office:value-type="string" calcext:value-type="string">
            <text:p>mm</text:p>
          </table:table-cell>
          <table:table-cell table:style-name="ce138" office:value-type="string" calcext:value-type="string">
            <text:p>ndst</text:p>
          </table:table-cell>
          <table:table-cell table:style-name="ce138"/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matematyka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9" calcext:value-type="float">
            <text:p>9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65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jezyk angielski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9" calcext:value-type="float">
            <text:p>9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65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historia</text:p>
          </table:table-cell>
          <table:table-cell table:style-name="ce138" office:value-type="float" office:value="18" calcext:value-type="float">
            <text:p>18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38"/>
          <table:table-cell table:style-name="ce165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biologia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3" table:style-name="ce13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65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geografia</text:p>
          </table:table-cell>
          <table:table-cell table:style-name="ce138" office:value-type="float" office:value="31" calcext:value-type="float">
            <text:p>31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65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plastyka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65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fizyka</text:p>
          </table:table-cell>
          <table:table-cell table:style-name="ce138" office:value-type="float" office:value="29" calcext:value-type="float">
            <text:p>29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65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technika</text:p>
          </table:table-cell>
          <table:table-cell table:style-name="ce138" office:value-type="float" office:value="28" calcext:value-type="float">
            <text:p>28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65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w-f</text:p>
          </table:table-cell>
          <table:table-cell table:style-name="ce138" office:value-type="float" office:value="29" calcext:value-type="float">
            <text:p>29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65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5">
          <table:table-cell/>
          <table:table-cell table:style-name="ce159" office:value-type="string" calcext:value-type="string">
            <text:p>jezyk polski</text:p>
          </table:table-cell>
          <table:table-cell table:style-name="ce163" office:value-type="float" office:value="32" calcext:value-type="float">
            <text:p>32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65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5">
          <table:table-cell/>
          <table:table-cell table:style-name="ce160"/>
          <table:table-cell table:style-name="ce137"/>
          <table:table-cell table:number-columns-repeated="6"/>
          <table:table-cell table:style-name="ce165"/>
          <table:table-cell table:number-columns-repeated="1014"/>
        </table:table-row>
        <table:table-row table:style-name="ro5">
          <table:table-cell/>
          <table:table-cell table:style-name="ce161" office:value-type="string" calcext:value-type="string">
            <text:p>razem</text:p>
          </table:table-cell>
          <table:table-cell table:style-name="ce164" table:formula="of:=SUM([.C6:.C15])" office:value-type="float" office:value="276" calcext:value-type="float">
            <text:p>276</text:p>
          </table:table-cell>
          <table:table-cell table:style-name="ce164" table:formula="of:=SUM([.D6:.D15])" office:value-type="float" office:value="46" calcext:value-type="float">
            <text:p>46</text:p>
          </table:table-cell>
          <table:table-cell table:style-name="ce164" table:formula="of:=SUM([.E6:.E15])" office:value-type="float" office:value="57" calcext:value-type="float">
            <text:p>57</text:p>
          </table:table-cell>
          <table:table-cell table:style-name="ce164" table:formula="of:=SUM([.F6:.F15])" office:value-type="float" office:value="56" calcext:value-type="float">
            <text:p>56</text:p>
          </table:table-cell>
          <table:table-cell table:style-name="ce164" table:formula="of:=SUM([.G6:.G15])" office:value-type="float" office:value="71" calcext:value-type="float">
            <text:p>71</text:p>
          </table:table-cell>
          <table:table-cell table:style-name="ce164" table:formula="of:=SUM([.H6:.H15])" office:value-type="float" office:value="30" calcext:value-type="float">
            <text:p>30</text:p>
          </table:table-cell>
          <table:table-cell table:style-name="ce164" table:formula="of:=SUM([.I6:.I15])" office:value-type="float" office:value="16" calcext:value-type="float">
            <text:p>16</text:p>
          </table:table-cell>
          <table:table-cell table:style-name="ce165" table:formula="of:=AVERAGE([.J6:.J15])" office:value-type="float" office:value="3.92694554796334" calcext:value-type="float">
            <text:p>3,93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166"/>
        <table:table-column table:style-name="co4" table:default-cell-style-name="ce166"/>
        <table:table-column table:style-name="co22" table:default-cell-style-name="ce166"/>
        <table:table-column table:style-name="co21" table:number-columns-repeated="254" table:default-cell-style-name="ce166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6">
          <table:table-cell/>
          <table:table-cell table:style-name="ce167" office:value-type="string" calcext:value-type="string">
            <text:p>Tabliczka mnożenia przez <text:s/>11</text:p>
          </table:table-cell>
          <table:table-cell/>
          <table:table-cell table:style-name="ce172"/>
          <table:table-cell table:number-columns-repeated="1020"/>
        </table:table-row>
        <table:table-row table:style-name="ro6">
          <table:table-cell/>
          <table:table-cell table:style-name="ce167"/>
          <table:table-cell/>
          <table:table-cell table:style-name="ce172"/>
          <table:table-cell table:number-columns-repeated="1020"/>
        </table:table-row>
        <table:table-row table:style-name="ro7">
          <table:table-cell/>
          <table:table-cell table:style-name="ce168" office:value-type="string" calcext:value-type="string">
            <text:p>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0" calcext:value-type="float">
            <text:p>10</text:p>
          </table:table-cell>
          <table:table-cell table:style-name="ce171" table:formula="of:=PRODUCT([.$C$4];[.B5])" office:value-type="float" office:value="110" calcext:value-type="float">
            <text:p>110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1" calcext:value-type="float">
            <text:p>11</text:p>
          </table:table-cell>
          <table:table-cell table:style-name="ce171" table:formula="of:=PRODUCT([.$C$4];[.B6])" office:value-type="float" office:value="121" calcext:value-type="float">
            <text:p>121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2" calcext:value-type="float">
            <text:p>12</text:p>
          </table:table-cell>
          <table:table-cell table:style-name="ce171" table:formula="of:=PRODUCT([.$C$4];[.B7])" office:value-type="float" office:value="132" calcext:value-type="float">
            <text:p>132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3" calcext:value-type="float">
            <text:p>13</text:p>
          </table:table-cell>
          <table:table-cell table:style-name="ce171" table:formula="of:=PRODUCT([.$C$4];[.B8])" office:value-type="float" office:value="143" calcext:value-type="float">
            <text:p>143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4" calcext:value-type="float">
            <text:p>14</text:p>
          </table:table-cell>
          <table:table-cell table:style-name="ce171" table:formula="of:=PRODUCT([.$C$4];[.B9])" office:value-type="float" office:value="154" calcext:value-type="float">
            <text:p>154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5" calcext:value-type="float">
            <text:p>15</text:p>
          </table:table-cell>
          <table:table-cell table:style-name="ce171" table:formula="of:=PRODUCT([.$C$4];[.B10])" office:value-type="float" office:value="165" calcext:value-type="float">
            <text:p>165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6" calcext:value-type="float">
            <text:p>16</text:p>
          </table:table-cell>
          <table:table-cell table:style-name="ce171" table:formula="of:=PRODUCT([.$C$4];[.B11])" office:value-type="float" office:value="176" calcext:value-type="float">
            <text:p>176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7" calcext:value-type="float">
            <text:p>17</text:p>
          </table:table-cell>
          <table:table-cell table:style-name="ce171" table:formula="of:=PRODUCT([.$C$4];[.B12])" office:value-type="float" office:value="187" calcext:value-type="float">
            <text:p>187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8" calcext:value-type="float">
            <text:p>18</text:p>
          </table:table-cell>
          <table:table-cell table:style-name="ce171" table:formula="of:=PRODUCT([.$C$4];[.B13])" office:value-type="float" office:value="198" calcext:value-type="float">
            <text:p>198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19" calcext:value-type="float">
            <text:p>19</text:p>
          </table:table-cell>
          <table:table-cell table:style-name="ce171" table:formula="of:=PRODUCT([.$C$4];[.B1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20" calcext:value-type="float">
            <text:p>20</text:p>
          </table:table-cell>
          <table:table-cell table:style-name="ce171" table:formula="of:=PRODUCT([.$C$4];[.B15])" office:value-type="float" office:value="220" calcext:value-type="float">
            <text:p>220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21" calcext:value-type="float">
            <text:p>21</text:p>
          </table:table-cell>
          <table:table-cell table:style-name="ce171" table:formula="of:=PRODUCT([.$C$4];[.B16])" office:value-type="float" office:value="231" calcext:value-type="float">
            <text:p>231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22" calcext:value-type="float">
            <text:p>22</text:p>
          </table:table-cell>
          <table:table-cell table:style-name="ce171" table:formula="of:=PRODUCT([.$C$4];[.B17])" office:value-type="float" office:value="242" calcext:value-type="float">
            <text:p>242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23" calcext:value-type="float">
            <text:p>23</text:p>
          </table:table-cell>
          <table:table-cell table:style-name="ce171" table:formula="of:=PRODUCT([.$C$4];[.B18])" office:value-type="float" office:value="253" calcext:value-type="float">
            <text:p>253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24" calcext:value-type="float">
            <text:p>24</text:p>
          </table:table-cell>
          <table:table-cell table:style-name="ce171" table:formula="of:=PRODUCT([.$C$4];[.B19])" office:value-type="float" office:value="264" calcext:value-type="float">
            <text:p>264</text:p>
          </table:table-cell>
          <table:table-cell table:number-columns-repeated="1021"/>
        </table:table-row>
        <table:table-row table:style-name="ro8">
          <table:table-cell/>
          <table:table-cell table:style-name="ce169" office:value-type="float" office:value="25" calcext:value-type="float">
            <text:p>25</text:p>
          </table:table-cell>
          <table:table-cell table:style-name="ce171" table:formula="of:=PRODUCT([.$C$4];[.B20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25"/>
        <table:table-column table:style-name="co23" table:default-cell-style-name="ce125"/>
        <table:table-column table:style-name="co5" table:number-columns-repeated="252" table:default-cell-style-name="ce125"/>
        <table:table-column table:style-name="co5" table:number-columns-repeated="767" table:default-cell-style-name="Default"/>
        <table:table-row table:style-name="ro2">
          <table:table-cell table:style-name="ce173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73"/>
          <table:table-cell table:number-columns-repeated="1018"/>
        </table:table-row>
        <table:table-row table:style-name="ro9">
          <table:table-cell table:style-name="ce174" office:value-type="string" calcext:value-type="string">
            <text:p>Lp.</text:p>
          </table:table-cell>
          <table:table-cell table:style-name="ce174" office:value-type="string" calcext:value-type="string">
            <text:p>Artykuł</text:p>
          </table:table-cell>
          <table:table-cell table:style-name="ce174" office:value-type="string" calcext:value-type="string">
            <text:p>Ilość sztuk</text:p>
          </table:table-cell>
          <table:table-cell table:style-name="ce174" office:value-type="string" calcext:value-type="string">
            <text:p>Cena zakupu</text:p>
          </table:table-cell>
          <table:table-cell table:style-name="ce174" office:value-type="string" calcext:value-type="string">
            <text:p>Cena sprzedaży</text:p>
          </table:table-cell>
          <table:table-cell table:style-name="ce174" office:value-type="string" calcext:value-type="string">
            <text:p>Zysk</text:p>
          </table:table-cell>
          <table:table-cell table:number-columns-repeated="1018"/>
        </table:table-row>
        <table:table-row table:style-name="ro5">
          <table:table-cell table:style-name="ce138" office:value-type="string" calcext:value-type="string">
            <text:p>1.</text:p>
          </table:table-cell>
          <table:table-cell table:style-name="ce138" office:value-type="string" calcext:value-type="string">
            <text:p>Długopis</text:p>
          </table:table-cell>
          <table:table-cell table:style-name="ce138" office:value-type="float" office:value="150" calcext:value-type="float">
            <text:p>150</text:p>
          </table:table-cell>
          <table:table-cell table:style-name="ce176" office:value-type="float" office:value="1.85" calcext:value-type="float">
            <text:p>1,85 zł</text:p>
          </table:table-cell>
          <table:table-cell table:style-name="ce176" table:formula="of:=SUM(PRODUCT([.D3];[.$C$10]);[.D3])" office:value-type="float" office:value="2.0165" calcext:value-type="float">
            <text:p>2,02 zł</text:p>
          </table:table-cell>
          <table:table-cell table:style-name="ce176" table:formula="of:=PRODUCT([.D3];[.$C$10];[.C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5">
          <table:table-cell table:style-name="ce138" office:value-type="string" calcext:value-type="string">
            <text:p>2.</text:p>
          </table:table-cell>
          <table:table-cell table:style-name="ce138" office:value-type="string" calcext:value-type="string">
            <text:p>Farbki</text:p>
          </table:table-cell>
          <table:table-cell table:style-name="ce138" office:value-type="float" office:value="100" calcext:value-type="float">
            <text:p>100</text:p>
          </table:table-cell>
          <table:table-cell table:style-name="ce176" office:value-type="float" office:value="2.57" calcext:value-type="float">
            <text:p>2,57 zł</text:p>
          </table:table-cell>
          <table:table-cell table:style-name="ce176" table:formula="of:=SUM(PRODUCT([.D4];[.$C$10]);[.D4])" office:value-type="float" office:value="2.8013" calcext:value-type="float">
            <text:p>2,80 zł</text:p>
          </table:table-cell>
          <table:table-cell table:style-name="ce176" table:formula="of:=PRODUCT([.D4];[.$C$10];[.C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5">
          <table:table-cell table:style-name="ce138" office:value-type="string" calcext:value-type="string">
            <text:p>3.</text:p>
          </table:table-cell>
          <table:table-cell table:style-name="ce138" office:value-type="string" calcext:value-type="string">
            <text:p>Gumka</text:p>
          </table:table-cell>
          <table:table-cell table:style-name="ce138" office:value-type="float" office:value="135" calcext:value-type="float">
            <text:p>135</text:p>
          </table:table-cell>
          <table:table-cell table:style-name="ce176" office:value-type="float" office:value="0.86" calcext:value-type="float">
            <text:p>0,86 zł</text:p>
          </table:table-cell>
          <table:table-cell table:style-name="ce176" table:formula="of:=SUM(PRODUCT([.D5];[.$C$10]);[.D5])" office:value-type="float" office:value="0.9374" calcext:value-type="float">
            <text:p>0,94 zł</text:p>
          </table:table-cell>
          <table:table-cell table:style-name="ce176" table:formula="of:=PRODUCT([.D5];[.$C$10];[.C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5">
          <table:table-cell table:style-name="ce138" office:value-type="string" calcext:value-type="string">
            <text:p>4.</text:p>
          </table:table-cell>
          <table:table-cell table:style-name="ce138" office:value-type="string" calcext:value-type="string">
            <text:p>Kredki</text:p>
          </table:table-cell>
          <table:table-cell table:style-name="ce138" office:value-type="float" office:value="110" calcext:value-type="float">
            <text:p>110</text:p>
          </table:table-cell>
          <table:table-cell table:style-name="ce176" office:value-type="float" office:value="1.53" calcext:value-type="float">
            <text:p>1,53 zł</text:p>
          </table:table-cell>
          <table:table-cell table:style-name="ce176" table:formula="of:=SUM(PRODUCT([.D6];[.$C$10]);[.D6])" office:value-type="float" office:value="1.6677" calcext:value-type="float">
            <text:p>1,67 zł</text:p>
          </table:table-cell>
          <table:table-cell table:style-name="ce176" table:formula="of:=PRODUCT([.D6];[.$C$10];[.C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5">
          <table:table-cell table:style-name="ce138" office:value-type="string" calcext:value-type="string">
            <text:p>5.</text:p>
          </table:table-cell>
          <table:table-cell table:style-name="ce138" office:value-type="string" calcext:value-type="string">
            <text:p>Ołówek</text:p>
          </table:table-cell>
          <table:table-cell table:style-name="ce138" office:value-type="float" office:value="550" calcext:value-type="float">
            <text:p>550</text:p>
          </table:table-cell>
          <table:table-cell table:style-name="ce176" office:value-type="float" office:value="0.42" calcext:value-type="float">
            <text:p>0,42 zł</text:p>
          </table:table-cell>
          <table:table-cell table:style-name="ce176" table:formula="of:=SUM(PRODUCT([.D7];[.$C$10]);[.D7])" office:value-type="float" office:value="0.4578" calcext:value-type="float">
            <text:p>0,46 zł</text:p>
          </table:table-cell>
          <table:table-cell table:style-name="ce176" table:formula="of:=PRODUCT([.D7];[.$C$10];[.C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5">
          <table:table-cell table:style-name="ce138" office:value-type="string" calcext:value-type="string">
            <text:p>6.</text:p>
          </table:table-cell>
          <table:table-cell table:style-name="ce138" office:value-type="string" calcext:value-type="string">
            <text:p>Zeszyt</text:p>
          </table:table-cell>
          <table:table-cell table:style-name="ce138" office:value-type="float" office:value="500" calcext:value-type="float">
            <text:p>500</text:p>
          </table:table-cell>
          <table:table-cell table:style-name="ce176" office:value-type="float" office:value="1.25" calcext:value-type="float">
            <text:p>1,25 zł</text:p>
          </table:table-cell>
          <table:table-cell table:style-name="ce176" table:formula="of:=SUM(PRODUCT([.D8];[.$C$10]);[.D8])" office:value-type="float" office:value="1.3625" calcext:value-type="float">
            <text:p>1,36 zł</text:p>
          </table:table-cell>
          <table:table-cell table:style-name="ce176" table:formula="of:=PRODUCT([.D8];[.$C$10];[.C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138" table:number-columns-repeated="4"/>
          <table:table-cell table:style-name="ce178"/>
          <table:table-cell table:style-name="ce180"/>
          <table:table-cell table:number-columns-repeated="1018"/>
        </table:table-row>
        <table:table-row table:style-name="ro10">
          <table:table-cell table:style-name="ce138"/>
          <table:table-cell table:style-name="ce138" office:value-type="string" calcext:value-type="string">
            <text:p>Marża</text:p>
          </table:table-cell>
          <table:table-cell table:style-name="ce175" office:value-type="percentage" office:value="0.09" calcext:value-type="percentage">
            <text:p>9%</text:p>
          </table:table-cell>
          <table:table-cell table:style-name="ce177"/>
          <table:table-cell table:style-name="ce179" office:value-type="string" calcext:value-type="string">
            <text:p>Razem</text:p>
          </table:table-cell>
          <table:table-cell table:style-name="ce181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25"/>
        <table:table-column table:style-name="co4" table:default-cell-style-name="ce125"/>
        <table:table-column table:style-name="co7" table:default-cell-style-name="ce125"/>
        <table:table-column table:style-name="co25" table:default-cell-style-name="ce125"/>
        <table:table-column table:style-name="co5" table:number-columns-repeated="253" table:default-cell-style-name="ce125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73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73"/>
          <table:table-cell table:number-columns-repeated="1017"/>
        </table:table-row>
        <table:table-row table:style-name="ro2">
          <table:covered-table-cell table:number-columns-repeated="7" table:style-name="ce173"/>
          <table:table-cell table:number-columns-repeated="1017"/>
        </table:table-row>
        <table:table-row table:style-name="ro9">
          <table:table-cell table:style-name="ce182" office:value-type="string" calcext:value-type="string">
            <text:p>Lp.</text:p>
          </table:table-cell>
          <table:table-cell table:style-name="ce182" office:value-type="string" calcext:value-type="string">
            <text:p>Nazwa towaru</text:p>
          </table:table-cell>
          <table:table-cell table:style-name="ce182" office:value-type="string" calcext:value-type="string">
            <text:p>Data sprzedaży</text:p>
          </table:table-cell>
          <table:table-cell table:style-name="ce182" office:value-type="string" calcext:value-type="string">
            <text:p>Wartość netto</text:p>
          </table:table-cell>
          <table:table-cell table:style-name="ce182" office:value-type="string" calcext:value-type="string">
            <text:p>VAT</text:p>
          </table:table-cell>
          <table:table-cell table:style-name="ce182" office:value-type="string" calcext:value-type="string">
            <text:p>Wartość brutto</text:p>
          </table:table-cell>
          <table:table-cell table:style-name="ce182"/>
          <table:table-cell table:number-columns-repeated="1017"/>
        </table:table-row>
        <table:table-row table:style-name="ro2">
          <table:table-cell table:style-name="ce138" table:number-columns-repeated="2"/>
          <table:table-cell table:style-name="ce183"/>
          <table:table-cell table:style-name="ce138"/>
          <table:table-cell table:style-name="ce175" office:value-type="percentage" office:value="0.22" calcext:value-type="percentage">
            <text:p>22%</text:p>
          </table:table-cell>
          <table:table-cell table:style-name="ce138"/>
          <table:table-cell table:style-name="ce175"/>
          <table:table-cell table:number-columns-repeated="1017"/>
        </table:table-row>
        <table:table-row table:style-name="ro5"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zeszyt B5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13" calcext:value-type="float">
            <text:p>13,00 zł</text:p>
          </table:table-cell>
          <table:table-cell table:style-name="ce176" table:formula="of:=PRODUCT([.$E$7];[.D8])" office:value-type="float" office:value="2.86" calcext:value-type="float">
            <text:p>2,86 zł</text:p>
          </table:table-cell>
          <table:table-cell table:style-name="ce176" table:formula="of:=SUM([.D8:.E8])" office:value-type="float" office:value="15.86" calcext:value-type="float">
            <text:p>15,86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2" calcext:value-type="float">
            <text:p>2</text:p>
          </table:table-cell>
          <table:table-cell table:style-name="ce138" office:value-type="string" calcext:value-type="string">
            <text:p>zeszyt A4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18" calcext:value-type="float">
            <text:p>18,00 zł</text:p>
          </table:table-cell>
          <table:table-cell table:style-name="ce176" table:formula="of:=PRODUCT([.$E$7];[.D9])" office:value-type="float" office:value="3.96" calcext:value-type="float">
            <text:p>3,96 zł</text:p>
          </table:table-cell>
          <table:table-cell table:style-name="ce176" table:formula="of:=SUM([.D9:.E9])" office:value-type="float" office:value="21.96" calcext:value-type="float">
            <text:p>21,96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3" calcext:value-type="float">
            <text:p>3</text:p>
          </table:table-cell>
          <table:table-cell table:style-name="ce138" office:value-type="string" calcext:value-type="string">
            <text:p>długopis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10" calcext:value-type="float">
            <text:p>10,00 zł</text:p>
          </table:table-cell>
          <table:table-cell table:style-name="ce176" table:formula="of:=PRODUCT([.$E$7];[.D10])" office:value-type="float" office:value="2.2" calcext:value-type="float">
            <text:p>2,20 zł</text:p>
          </table:table-cell>
          <table:table-cell table:style-name="ce176" table:formula="of:=SUM([.D10:.E10])" office:value-type="float" office:value="12.2" calcext:value-type="float">
            <text:p>12,20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4" calcext:value-type="float">
            <text:p>4</text:p>
          </table:table-cell>
          <table:table-cell table:style-name="ce138" office:value-type="string" calcext:value-type="string">
            <text:p>pióro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30" calcext:value-type="float">
            <text:p>30,00 zł</text:p>
          </table:table-cell>
          <table:table-cell table:style-name="ce176" table:formula="of:=PRODUCT([.$E$7];[.D11])" office:value-type="float" office:value="6.6" calcext:value-type="float">
            <text:p>6,60 zł</text:p>
          </table:table-cell>
          <table:table-cell table:style-name="ce176" table:formula="of:=SUM([.D11:.E11])" office:value-type="float" office:value="36.6" calcext:value-type="float">
            <text:p>36,60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5" calcext:value-type="float">
            <text:p>5</text:p>
          </table:table-cell>
          <table:table-cell table:style-name="ce138" office:value-type="string" calcext:value-type="string">
            <text:p>linijka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6" calcext:value-type="float">
            <text:p>6,00 zł</text:p>
          </table:table-cell>
          <table:table-cell table:style-name="ce176" table:formula="of:=PRODUCT([.$E$7];[.D12])" office:value-type="float" office:value="1.32" calcext:value-type="float">
            <text:p>1,32 zł</text:p>
          </table:table-cell>
          <table:table-cell table:style-name="ce176" table:formula="of:=SUM([.D12:.E12])" office:value-type="float" office:value="7.32" calcext:value-type="float">
            <text:p>7,32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6" calcext:value-type="float">
            <text:p>6</text:p>
          </table:table-cell>
          <table:table-cell table:style-name="ce138" office:value-type="string" calcext:value-type="string">
            <text:p>ekierka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7" calcext:value-type="float">
            <text:p>7,00 zł</text:p>
          </table:table-cell>
          <table:table-cell table:style-name="ce176" table:formula="of:=PRODUCT([.$E$7];[.D13])" office:value-type="float" office:value="1.54" calcext:value-type="float">
            <text:p>1,54 zł</text:p>
          </table:table-cell>
          <table:table-cell table:style-name="ce176" table:formula="of:=SUM([.D13:.E13])" office:value-type="float" office:value="8.54" calcext:value-type="float">
            <text:p>8,54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gumka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1" calcext:value-type="float">
            <text:p>1,00 zł</text:p>
          </table:table-cell>
          <table:table-cell table:style-name="ce176" table:formula="of:=PRODUCT([.$E$7];[.D14])" office:value-type="float" office:value="0.22" calcext:value-type="float">
            <text:p>0,22 zł</text:p>
          </table:table-cell>
          <table:table-cell table:style-name="ce176" table:formula="of:=SUM([.D14:.E14])" office:value-type="float" office:value="1.22" calcext:value-type="float">
            <text:p>1,22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8" calcext:value-type="float">
            <text:p>8</text:p>
          </table:table-cell>
          <table:table-cell table:style-name="ce138" office:value-type="string" calcext:value-type="string">
            <text:p>kredki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12" calcext:value-type="float">
            <text:p>12,00 zł</text:p>
          </table:table-cell>
          <table:table-cell table:style-name="ce176" table:formula="of:=PRODUCT([.$E$7];[.D15])" office:value-type="float" office:value="2.64" calcext:value-type="float">
            <text:p>2,64 zł</text:p>
          </table:table-cell>
          <table:table-cell table:style-name="ce176" table:formula="of:=SUM([.D15:.E15])" office:value-type="float" office:value="14.64" calcext:value-type="float">
            <text:p>14,64 zł</text:p>
          </table:table-cell>
          <table:table-cell table:style-name="ce138"/>
          <table:table-cell table:number-columns-repeated="1017"/>
        </table:table-row>
        <table:table-row table:style-name="ro5">
          <table:table-cell table:style-name="ce138" office:value-type="float" office:value="9" calcext:value-type="float">
            <text:p>9</text:p>
          </table:table-cell>
          <table:table-cell table:style-name="ce138" office:value-type="string" calcext:value-type="string">
            <text:p>farby</text:p>
          </table:table-cell>
          <table:table-cell table:style-name="ce184" table:formula="of:=TODAY()" office:value-type="date" office:date-value="2017-11-26" calcext:value-type="date">
            <text:p>26.11.2017</text:p>
          </table:table-cell>
          <table:table-cell table:style-name="ce176" office:value-type="float" office:value="25" calcext:value-type="float">
            <text:p>25,00 zł</text:p>
          </table:table-cell>
          <table:table-cell table:style-name="ce176" table:formula="of:=PRODUCT([.$E$7];[.D16])" office:value-type="float" office:value="5.5" calcext:value-type="float">
            <text:p>5,50 zł</text:p>
          </table:table-cell>
          <table:table-cell table:style-name="ce176" table:formula="of:=SUM([.D16:.E16])" office:value-type="float" office:value="30.5" calcext:value-type="float">
            <text:p>30,50 zł</text:p>
          </table:table-cell>
          <table:table-cell table:style-name="ce138"/>
          <table:table-cell table:style-name="ce186"/>
          <table:table-cell table:number-columns-repeated="1016"/>
        </table:table-row>
        <table:table-row table:style-name="ro5">
          <table:table-cell table:style-name="ce138" table:number-columns-repeated="3"/>
          <table:table-cell table:style-name="ce185" table:formula="of:=SUM([.D8:.D16])" office:value-type="float" office:value="122" calcext:value-type="float">
            <text:p>122,00 zł</text:p>
          </table:table-cell>
          <table:table-cell table:style-name="ce138" office:value-type="string" calcext:value-type="string">
            <text:p>RAZEM</text:p>
          </table:table-cell>
          <table:table-cell table:style-name="ce176" table:formula="of:=SUM([.F8:.F16])" office:value-type="float" office:value="148.84" calcext:value-type="float">
            <text:p>148,84 zł</text:p>
          </table:table-cell>
          <table:table-cell table:style-name="ce13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25"/>
        <table:table-column table:style-name="co5" table:default-cell-style-name="ce125"/>
        <table:table-column table:style-name="co27" table:default-cell-style-name="ce125"/>
        <table:table-column table:style-name="co28" table:default-cell-style-name="ce125"/>
        <table:table-column table:style-name="co5" table:default-cell-style-name="ce125"/>
        <table:table-column table:style-name="co29" table:default-cell-style-name="ce125"/>
        <table:table-column table:style-name="co30" table:default-cell-style-name="ce125"/>
        <table:table-column table:style-name="co5" table:number-columns-repeated="250" table:default-cell-style-name="ce125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73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73"/>
          <table:table-cell table:number-columns-repeated="1017"/>
        </table:table-row>
        <table:table-row table:style-name="ro2">
          <table:table-cell table:style-name="ce138" table:number-columns-repeated="7"/>
          <table:table-cell table:number-columns-repeated="1017"/>
        </table:table-row>
        <table:table-row table:style-name="ro11">
          <table:table-cell table:style-name="ce138" table:number-columns-repeated="4"/>
          <table:table-cell table:style-name="ce190" office:value-type="string" calcext:value-type="string" table:number-columns-spanned="2" table:number-rows-spanned="1">
            <text:p>Dzisiaj:</text:p>
          </table:table-cell>
          <table:covered-table-cell table:style-name="ce138"/>
          <table:table-cell table:style-name="ce194"/>
          <table:table-cell table:number-columns-repeated="1017"/>
        </table:table-row>
        <table:table-row table:style-name="ro5">
          <table:table-cell table:style-name="ce138" table:number-columns-repeated="4"/>
          <table:table-cell table:style-name="ce190" office:value-type="string" calcext:value-type="string" table:number-columns-spanned="2" table:number-rows-spanned="1">
            <text:p>Okres wypożyczenia:</text:p>
          </table:table-cell>
          <table:covered-table-cell table:style-name="ce138"/>
          <table:table-cell table:style-name="ce195" office:value-type="float" office:value="30" calcext:value-type="float">
            <text:p>30</text:p>
          </table:table-cell>
          <table:table-cell table:number-columns-repeated="1017"/>
        </table:table-row>
        <table:table-row table:style-name="ro5">
          <table:table-cell table:style-name="ce138" table:number-columns-repeated="4"/>
          <table:table-cell table:style-name="ce190" office:value-type="string" calcext:value-type="string" table:number-columns-spanned="2" table:number-rows-spanned="1">
            <text:p>Kara za dzień:</text:p>
          </table:table-cell>
          <table:covered-table-cell table:style-name="ce138"/>
          <table:table-cell table:style-name="ce19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138" table:number-columns-repeated="6"/>
          <table:table-cell table:style-name="ce197"/>
          <table:table-cell table:number-columns-repeated="1017"/>
        </table:table-row>
        <table:table-row table:style-name="ro9">
          <table:table-cell table:style-name="ce187" office:value-type="string" calcext:value-type="string">
            <text:p>Nazwisko ucznia</text:p>
          </table:table-cell>
          <table:table-cell table:style-name="ce187" office:value-type="string" calcext:value-type="string">
            <text:p>Sygnatura</text:p>
          </table:table-cell>
          <table:table-cell table:style-name="ce187" office:value-type="string" calcext:value-type="string">
            <text:p>Data wypo- życzenia</text:p>
          </table:table-cell>
          <table:table-cell table:style-name="ce187" office:value-type="string" calcext:value-type="string">
            <text:p>Data zwrotu</text:p>
          </table:table-cell>
          <table:table-cell table:style-name="ce187" office:value-type="string" calcext:value-type="string">
            <text:p>Ile dni</text:p>
          </table:table-cell>
          <table:table-cell table:style-name="ce187" office:value-type="string" calcext:value-type="string">
            <text:p>Spóźnienie</text:p>
          </table:table-cell>
          <table:table-cell table:style-name="ce187" office:value-type="string" calcext:value-type="string">
            <text:p>Kara</text:p>
          </table:table-cell>
          <table:table-cell table:number-columns-repeated="1017"/>
        </table:table-row>
        <table:table-row table:style-name="ro5">
          <table:table-cell table:style-name="ce138" office:value-type="string" calcext:value-type="string">
            <text:p>Nowak</text:p>
          </table:table-cell>
          <table:table-cell table:style-name="ce138" office:value-type="string" calcext:value-type="string">
            <text:p>BS233</text:p>
          </table:table-cell>
          <table:table-cell table:style-name="ce188" office:value-type="date" office:date-value="2002-01-25" calcext:value-type="date">
            <text:p>2002-1-25</text:p>
          </table:table-cell>
          <table:table-cell table:style-name="ce189" table:formula="of:=TODAY()" office:value-type="date" office:date-value="2017-11-26" calcext:value-type="date">
            <text:p>2017-11-26</text:p>
          </table:table-cell>
          <table:table-cell table:style-name="ce191" table:formula="of:=ORG.LIBREOFFICE.RAWSUBTRACT([.D10];[.C10])" office:value-type="float" office:value="5784" calcext:value-type="float">
            <text:p>5784</text:p>
          </table:table-cell>
          <table:table-cell table:style-name="ce138" table:formula="of:=ORG.LIBREOFFICE.RAWSUBTRACT([.E10];[.$G$6])" office:value-type="float" office:value="5754" calcext:value-type="float">
            <text:p>5754</text:p>
          </table:table-cell>
          <table:table-cell table:style-name="ce197" table:formula="of:=PRODUCT([.$G$7];[.F10])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5">
          <table:table-cell table:style-name="ce138" office:value-type="string" calcext:value-type="string">
            <text:p>Kowalski</text:p>
          </table:table-cell>
          <table:table-cell table:style-name="ce138" office:value-type="string" calcext:value-type="string">
            <text:p>BS134</text:p>
          </table:table-cell>
          <table:table-cell table:style-name="ce188" office:value-type="date" office:date-value="2002-02-01" calcext:value-type="date">
            <text:p>2002-2-1</text:p>
          </table:table-cell>
          <table:table-cell table:style-name="ce189" table:formula="of:=TODAY()" office:value-type="date" office:date-value="2017-11-26" calcext:value-type="date">
            <text:p>2017-11-26</text:p>
          </table:table-cell>
          <table:table-cell table:style-name="ce191" table:formula="of:=ORG.LIBREOFFICE.RAWSUBTRACT([.D11];[.C11])" office:value-type="float" office:value="5777" calcext:value-type="float">
            <text:p>5777</text:p>
          </table:table-cell>
          <table:table-cell table:style-name="ce138" table:formula="of:=ORG.LIBREOFFICE.RAWSUBTRACT([.E11];[.$G$6])" office:value-type="float" office:value="5747" calcext:value-type="float">
            <text:p>5747</text:p>
          </table:table-cell>
          <table:table-cell table:style-name="ce197" table:formula="of:=PRODUCT([.$G$7];[.F11])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5">
          <table:table-cell table:style-name="ce138" office:value-type="string" calcext:value-type="string">
            <text:p>Paciej</text:p>
          </table:table-cell>
          <table:table-cell table:style-name="ce138" office:value-type="string" calcext:value-type="string">
            <text:p>BS342</text:p>
          </table:table-cell>
          <table:table-cell table:style-name="ce188" office:value-type="date" office:date-value="2001-05-04" calcext:value-type="date">
            <text:p>2001-5-4</text:p>
          </table:table-cell>
          <table:table-cell table:style-name="ce189" table:formula="of:=TODAY()" office:value-type="date" office:date-value="2017-11-26" calcext:value-type="date">
            <text:p>2017-11-26</text:p>
          </table:table-cell>
          <table:table-cell table:style-name="ce191" table:formula="of:=ORG.LIBREOFFICE.RAWSUBTRACT([.D12];[.C12])" office:value-type="float" office:value="6050" calcext:value-type="float">
            <text:p>6050</text:p>
          </table:table-cell>
          <table:table-cell table:style-name="ce138" table:formula="of:=ORG.LIBREOFFICE.RAWSUBTRACT([.E12];[.$G$6])" office:value-type="float" office:value="6020" calcext:value-type="float">
            <text:p>6020</text:p>
          </table:table-cell>
          <table:table-cell table:style-name="ce197" table:formula="of:=PRODUCT([.$G$7];[.F12])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5">
          <table:table-cell table:style-name="ce138" office:value-type="string" calcext:value-type="string">
            <text:p>Szmit</text:p>
          </table:table-cell>
          <table:table-cell table:style-name="ce138" office:value-type="string" calcext:value-type="string">
            <text:p>BS004</text:p>
          </table:table-cell>
          <table:table-cell table:style-name="ce188" office:value-type="date" office:date-value="2000-05-10" calcext:value-type="date">
            <text:p>2000-5-10</text:p>
          </table:table-cell>
          <table:table-cell table:style-name="ce189" table:formula="of:=TODAY()" office:value-type="date" office:date-value="2017-11-26" calcext:value-type="date">
            <text:p>2017-11-26</text:p>
          </table:table-cell>
          <table:table-cell table:style-name="ce191" table:formula="of:=ORG.LIBREOFFICE.RAWSUBTRACT([.D13];[.C13])" office:value-type="float" office:value="6409" calcext:value-type="float">
            <text:p>6409</text:p>
          </table:table-cell>
          <table:table-cell table:style-name="ce138" table:formula="of:=ORG.LIBREOFFICE.RAWSUBTRACT([.E13];[.$G$6])" office:value-type="float" office:value="6379" calcext:value-type="float">
            <text:p>6379</text:p>
          </table:table-cell>
          <table:table-cell table:style-name="ce197" table:formula="of:=PRODUCT([.$G$7];[.F13])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5">
          <table:table-cell table:style-name="ce138" office:value-type="string" calcext:value-type="string">
            <text:p>Drukarski</text:p>
          </table:table-cell>
          <table:table-cell table:style-name="ce138" office:value-type="string" calcext:value-type="string">
            <text:p>BS611</text:p>
          </table:table-cell>
          <table:table-cell table:style-name="ce188" office:value-type="date" office:date-value="2001-12-06" calcext:value-type="date">
            <text:p>2001-12-6</text:p>
          </table:table-cell>
          <table:table-cell table:style-name="ce189" table:formula="of:=TODAY()" office:value-type="date" office:date-value="2017-11-26" calcext:value-type="date">
            <text:p>2017-11-26</text:p>
          </table:table-cell>
          <table:table-cell table:style-name="ce191" table:formula="of:=ORG.LIBREOFFICE.RAWSUBTRACT([.D14];[.C14])" office:value-type="float" office:value="5834" calcext:value-type="float">
            <text:p>5834</text:p>
          </table:table-cell>
          <table:table-cell table:style-name="ce138" table:formula="of:=ORG.LIBREOFFICE.RAWSUBTRACT([.E14];[.$G$6])" office:value-type="float" office:value="5804" calcext:value-type="float">
            <text:p>5804</text:p>
          </table:table-cell>
          <table:table-cell table:style-name="ce197" table:formula="of:=PRODUCT([.$G$7];[.F14])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138" table:number-columns-repeated="2"/>
          <table:table-cell table:style-name="ce184" table:number-columns-repeated="2"/>
          <table:table-cell table:style-name="ce138" table:number-columns-repeated="3"/>
          <table:table-cell table:number-columns-repeated="1017"/>
        </table:table-row>
        <table:table-row table:style-name="ro2">
          <table:table-cell table:style-name="ce138" table:number-columns-repeated="7"/>
          <table:table-cell table:number-columns-repeated="1017"/>
        </table:table-row>
        <table:table-row table:style-name="ro5">
          <table:table-cell table:style-name="ce138" table:number-columns-repeated="4"/>
          <table:table-cell table:style-name="ce192" office:value-type="string" calcext:value-type="string" table:number-columns-spanned="2" table:number-rows-spanned="1">
            <text:p>RAZEM KARY</text:p>
          </table:table-cell>
          <table:covered-table-cell table:style-name="ce193"/>
          <table:table-cell table:style-name="ce198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1" table:default-cell-style-name="ce125"/>
        <table:table-column table:style-name="co7" table:default-cell-style-name="ce125"/>
        <table:table-column table:style-name="co32" table:default-cell-style-name="ce125"/>
        <table:table-column table:style-name="co5" table:number-columns-repeated="254" table:default-cell-style-name="ce125"/>
        <table:table-column table:style-name="co5" table:number-columns-repeated="767" table:default-cell-style-name="Default"/>
        <table:table-row table:style-name="ro12">
          <table:table-cell/>
          <table:table-cell office:value-type="string" calcext:value-type="string">
            <text:p>ZESTAWIENIE OFERT KOLONIJNYCH</text:p>
          </table:table-cell>
          <table:table-cell table:style-name="ce20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table:style-name="ce199" office:value-type="string" calcext:value-type="string">
            <text:p>Dokąd jedziemy</text:p>
          </table:table-cell>
          <table:table-cell table:style-name="ce199" office:value-type="string" calcext:value-type="string">
            <text:p>Data początkowa</text:p>
          </table:table-cell>
          <table:table-cell table:style-name="ce199" office:value-type="string" calcext:value-type="string">
            <text:p>Data końcowa</text:p>
          </table:table-cell>
          <table:table-cell table:style-name="ce199" office:value-type="string" calcext:value-type="string">
            <text:p>Koszt <text:s text:c="2"/></text:p>
          </table:table-cell>
          <table:table-cell table:style-name="ce201" office:value-type="string" calcext:value-type="string">
            <text:p>Ile dni na koloniach</text:p>
          </table:table-cell>
          <table:table-cell table:style-name="ce199" office:value-type="string" calcext:value-type="string">
            <text:p>Koszt dzienny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rynica Morska</text:p>
          </table:table-cell>
          <table:table-cell table:style-name="ce146" office:value-type="date" office:date-value="2004-07-01" calcext:value-type="date">
            <text:p>1.07.2004</text:p>
          </table:table-cell>
          <table:table-cell table:style-name="ce146" office:value-type="date" office:date-value="2004-07-15" calcext:value-type="date">
            <text:p>15.07.2004</text:p>
          </table:table-cell>
          <table:table-cell table:style-name="ce151" office:value-type="float" office:value="800" calcext:value-type="float">
            <text:p>800,00 zł</text:p>
          </table:table-cell>
          <table:table-cell table:formula="of:=ORG.LIBREOFFICE.RAWSUBTRACT([.C4];[.B4])" office:value-type="float" office:value="14" calcext:value-type="float">
            <text:p>14</text:p>
          </table:table-cell>
          <table:table-cell table:style-name="ce151" table:formula="of:=[.D4]/[.E4]" office:value-type="float" office:value="57.1428571428571" calcext:value-type="float">
            <text:p>57,14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czecin</text:p>
          </table:table-cell>
          <table:table-cell table:style-name="ce146" office:value-type="date" office:date-value="2004-07-01" calcext:value-type="date">
            <text:p>1.07.2004</text:p>
          </table:table-cell>
          <table:table-cell table:style-name="ce146" office:value-type="date" office:date-value="2004-07-16" calcext:value-type="date">
            <text:p>16.07.2004</text:p>
          </table:table-cell>
          <table:table-cell table:style-name="ce151" office:value-type="float" office:value="690" calcext:value-type="float">
            <text:p>690,00 zł</text:p>
          </table:table-cell>
          <table:table-cell table:formula="of:=ORG.LIBREOFFICE.RAWSUBTRACT([.C5];[.B5])" office:value-type="float" office:value="15" calcext:value-type="float">
            <text:p>15</text:p>
          </table:table-cell>
          <table:table-cell table:style-name="ce151" table:formula="of:=[.D5]/[.E5]" office:value-type="float" office:value="46" calcext:value-type="float">
            <text:p>46,00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Łeba</text:p>
          </table:table-cell>
          <table:table-cell table:style-name="ce146" office:value-type="date" office:date-value="2004-07-01" calcext:value-type="date">
            <text:p>1.07.2004</text:p>
          </table:table-cell>
          <table:table-cell table:style-name="ce146" office:value-type="date" office:date-value="2004-07-14" calcext:value-type="date">
            <text:p>14.07.2004</text:p>
          </table:table-cell>
          <table:table-cell table:style-name="ce151" office:value-type="float" office:value="720" calcext:value-type="float">
            <text:p>720,00 zł</text:p>
          </table:table-cell>
          <table:table-cell table:formula="of:=ORG.LIBREOFFICE.RAWSUBTRACT([.C6];[.B6])" office:value-type="float" office:value="13" calcext:value-type="float">
            <text:p>13</text:p>
          </table:table-cell>
          <table:table-cell table:style-name="ce151" table:formula="of:=[.D6]/[.E6]" office:value-type="float" office:value="55.3846153846154" calcext:value-type="float">
            <text:p>55,38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czyrk</text:p>
          </table:table-cell>
          <table:table-cell table:style-name="ce146" office:value-type="date" office:date-value="2004-07-01" calcext:value-type="date">
            <text:p>1.07.2004</text:p>
          </table:table-cell>
          <table:table-cell table:style-name="ce146" office:value-type="date" office:date-value="2004-07-16" calcext:value-type="date">
            <text:p>16.07.2004</text:p>
          </table:table-cell>
          <table:table-cell table:style-name="ce151" office:value-type="float" office:value="610" calcext:value-type="float">
            <text:p>610,00 zł</text:p>
          </table:table-cell>
          <table:table-cell table:formula="of:=ORG.LIBREOFFICE.RAWSUBTRACT([.C7];[.B7])" office:value-type="float" office:value="15" calcext:value-type="float">
            <text:p>15</text:p>
          </table:table-cell>
          <table:table-cell table:style-name="ce151" table:formula="of:=[.D7]/[.E7]" office:value-type="float" office:value="40.6666666666667" calcext:value-type="float">
            <text:p>40,67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ołobrzeg</text:p>
          </table:table-cell>
          <table:table-cell table:style-name="ce146" office:value-type="date" office:date-value="2004-07-01" calcext:value-type="date">
            <text:p>1.07.2004</text:p>
          </table:table-cell>
          <table:table-cell table:style-name="ce146" office:value-type="date" office:date-value="2004-07-15" calcext:value-type="date">
            <text:p>15.07.2004</text:p>
          </table:table-cell>
          <table:table-cell table:style-name="ce151" office:value-type="float" office:value="590" calcext:value-type="float">
            <text:p>590,00 zł</text:p>
          </table:table-cell>
          <table:table-cell table:formula="of:=ORG.LIBREOFFICE.RAWSUBTRACT([.C8];[.B8])" office:value-type="float" office:value="14" calcext:value-type="float">
            <text:p>14</text:p>
          </table:table-cell>
          <table:table-cell table:style-name="ce151" table:formula="of:=[.D8]/[.E8]" office:value-type="float" office:value="42.1428571428571" calcext:value-type="float">
            <text:p>42,14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el</text:p>
          </table:table-cell>
          <table:table-cell table:style-name="ce146" office:value-type="date" office:date-value="2004-07-01" calcext:value-type="date">
            <text:p>1.07.2004</text:p>
          </table:table-cell>
          <table:table-cell table:style-name="ce146" office:value-type="date" office:date-value="2004-07-14" calcext:value-type="date">
            <text:p>14.07.2004</text:p>
          </table:table-cell>
          <table:table-cell table:style-name="ce151" office:value-type="float" office:value="750" calcext:value-type="float">
            <text:p>750,00 zł</text:p>
          </table:table-cell>
          <table:table-cell table:formula="of:=ORG.LIBREOFFICE.RAWSUBTRACT([.C9];[.B9])" office:value-type="float" office:value="13" calcext:value-type="float">
            <text:p>13</text:p>
          </table:table-cell>
          <table:table-cell table:style-name="ce151" table:formula="of:=[.D9]/[.E9]" office:value-type="float" office:value="57.6923076923077" calcext:value-type="float">
            <text:p>57,69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akopane</text:p>
          </table:table-cell>
          <table:table-cell table:style-name="ce146" office:value-type="date" office:date-value="2004-07-01" calcext:value-type="date">
            <text:p>1.07.2004</text:p>
          </table:table-cell>
          <table:table-cell table:style-name="ce146" office:value-type="date" office:date-value="2004-07-16" calcext:value-type="date">
            <text:p>16.07.2004</text:p>
          </table:table-cell>
          <table:table-cell table:style-name="ce151" office:value-type="float" office:value="820" calcext:value-type="float">
            <text:p>820,00 zł</text:p>
          </table:table-cell>
          <table:table-cell table:formula="of:=ORG.LIBREOFFICE.RAWSUBTRACT([.C10];[.B10])" office:value-type="float" office:value="15" calcext:value-type="float">
            <text:p>15</text:p>
          </table:table-cell>
          <table:table-cell table:style-name="ce151" table:formula="of:=[.D10]/[.E10]" office:value-type="float" office:value="54.6666666666667" calcext:value-type="float">
            <text:p>54,67 zł</text:p>
          </table:table-cell>
          <table:table-cell table:number-columns-repeated="1018"/>
        </table:table-row>
        <table:table-row table:style-name="ro5">
          <table:table-cell/>
          <table:table-cell table:style-name="ce146" office:value-type="string" calcext:value-type="string">
            <text:p>.</text:p>
          </table:table-cell>
          <table:table-cell table:style-name="ce146"/>
          <table:table-cell table:style-name="ce151"/>
          <table:table-cell/>
          <table:table-cell table:style-name="ce151"/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Średni koszt</text:p>
          </table:table-cell>
          <table:table-cell table:style-name="ce151" table:formula="of:=AVERAGE([.D4:.D10])" office:value-type="float" office:value="711.428571428572" calcext:value-type="float">
            <text:p>711,43 zł</text:p>
          </table:table-cell>
          <table:table-cell table:style-name="ce202"/>
          <table:table-cell table:style-name="ce151" table:formula="of:=AVERAGE([.F4:.F10])" office:value-type="float" office:value="50.5279958137101" calcext:value-type="float">
            <text:p>50,53 zł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20">
        <office:forms form:automatic-focus="false" form:apply-design-mode="false"/>
        <table:shapes>
          <draw:frame draw:z-index="0" draw:style-name="gr8" draw:text-style-name="P4" svg:width="160.04mm" svg:height="89.88mm" svg:x="18.3mm" svg:y="185.76mm">
            <loext:p draw:notify-on-update-of-ranges="Kredyt.E17:Kredyt.E17 Kredyt.E18:Kredyt.E29 Kredyt.F17:Kredyt.F17 Kredyt.F18:Kredyt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25"/>
        <table:table-column table:style-name="co44" table:default-cell-style-name="ce125"/>
        <table:table-column table:style-name="co45" table:default-cell-style-name="ce125"/>
        <table:table-column table:style-name="co46" table:default-cell-style-name="ce125"/>
        <table:table-column table:style-name="co5" table:default-cell-style-name="ce125"/>
        <table:table-column table:style-name="co23" table:default-cell-style-name="ce125"/>
        <table:table-column table:style-name="co47" table:default-cell-style-name="ce125"/>
        <table:table-column table:style-name="co5" table:number-columns-repeated="250" table:default-cell-style-name="ce125"/>
        <table:table-column table:style-name="co5" table:number-columns-repeated="767" table:default-cell-style-name="Default"/>
        <table:table-row table:style-name="ro5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5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207" office:value-type="string" calcext:value-type="string" table:number-columns-spanned="2" table:number-rows-spanned="1">
            <text:p>Ilość rat:</text:p>
          </table:table-cell>
          <table:covered-table-cell table:style-name="ce207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153" table:formula="of:=[.D11]/[.D12]" office:value-type="float" office:value="250" calcext:value-type="float">
            <text:p>250,00 zł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154" table:formula="of:=TODAY()" office:value-type="date" office:date-value="2017-11-26" calcext:value-type="date">
            <text:p>26.11.2017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/>
          <table:table-cell table:style-name="ce62" table:number-columns-repeated="6"/>
          <table:table-cell table:number-columns-repeated="1017"/>
        </table:table-row>
        <table:table-row table:style-name="ro14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" calcext:value-type="float">
            <text:p>1</text:p>
          </table:table-cell>
          <table:table-cell table:style-name="ce150" table:formula="of:=TODAY()" office:value-type="date" office:date-value="2017-11-26" calcext:value-type="date">
            <text:p>26.11.2017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;[.$D$15])" office:value-type="float" office:value="84.9" calcext:value-type="float">
            <text:p>84,90 zł</text:p>
          </table:table-cell>
          <table:table-cell table:style-name="ce77" table:formula="of:=SUM([.D18:.E18])" office:value-type="float" office:value="334.9" calcext:value-type="float">
            <text:p>334,90 zł</text:p>
          </table:table-cell>
          <table:table-cell table:style-name="ce77" table:formula="of:=ORG.LIBREOFFICE.RAWSUBTRACT([.$F$30];[.F18])" office:value-type="float" office:value="3216.95" calcext:value-type="float">
            <text:p>3 216,9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2" calcext:value-type="float">
            <text:p>2</text:p>
          </table:table-cell>
          <table:table-cell table:style-name="ce150" table:formula="of:=[.C18]+30" office:value-type="date" office:date-value="2017-12-26" calcext:value-type="date">
            <text:p>26.12.2017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19];[.$D$15])" office:value-type="float" office:value="77.825" calcext:value-type="float">
            <text:p>77,83 zł</text:p>
          </table:table-cell>
          <table:table-cell table:style-name="ce77" table:formula="of:=SUM([.D19:.E19])" office:value-type="float" office:value="327.825" calcext:value-type="float">
            <text:p>327,83 zł</text:p>
          </table:table-cell>
          <table:table-cell table:style-name="ce77" table:formula="of:=ORG.LIBREOFFICE.RAWSUBTRACT([.G18];[.F19])" office:value-type="float" office:value="2889.125" calcext:value-type="float">
            <text:p>2 889,1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3" calcext:value-type="float">
            <text:p>3</text:p>
          </table:table-cell>
          <table:table-cell table:style-name="ce150" table:formula="of:=[.C19]+31" office:value-type="date" office:date-value="2018-01-26" calcext:value-type="date">
            <text:p>26.1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0]*2;[.$D$15])" office:value-type="float" office:value="70.75" calcext:value-type="float">
            <text:p>70,75 zł</text:p>
          </table:table-cell>
          <table:table-cell table:style-name="ce77" table:formula="of:=SUM([.D20:.E20])" office:value-type="float" office:value="320.75" calcext:value-type="float">
            <text:p>320,75 zł</text:p>
          </table:table-cell>
          <table:table-cell table:style-name="ce77" table:formula="of:=ORG.LIBREOFFICE.RAWSUBTRACT([.G19];[.F20])" office:value-type="float" office:value="2568.375" calcext:value-type="float">
            <text:p>2 568,3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4" calcext:value-type="float">
            <text:p>4</text:p>
          </table:table-cell>
          <table:table-cell table:style-name="ce150" table:formula="of:=[.C20]+31" office:value-type="date" office:date-value="2018-02-26" calcext:value-type="date">
            <text:p>26.2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1]*3;[.$D$15])" office:value-type="float" office:value="63.675" calcext:value-type="float">
            <text:p>63,68 zł</text:p>
          </table:table-cell>
          <table:table-cell table:style-name="ce77" table:formula="of:=SUM([.D21:.E21])" office:value-type="float" office:value="313.675" calcext:value-type="float">
            <text:p>313,68 zł</text:p>
          </table:table-cell>
          <table:table-cell table:style-name="ce77" table:formula="of:=ORG.LIBREOFFICE.RAWSUBTRACT([.G20];[.F21])" office:value-type="float" office:value="2254.7" calcext:value-type="float">
            <text:p>2 254,70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5" calcext:value-type="float">
            <text:p>5</text:p>
          </table:table-cell>
          <table:table-cell table:style-name="ce150" table:formula="of:=[.C21]+28" office:value-type="date" office:date-value="2018-03-26" calcext:value-type="date">
            <text:p>26.3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2]*4;[.$D$15])" office:value-type="float" office:value="56.6" calcext:value-type="float">
            <text:p>56,60 zł</text:p>
          </table:table-cell>
          <table:table-cell table:style-name="ce77" table:formula="of:=SUM([.D22:.E22])" office:value-type="float" office:value="306.6" calcext:value-type="float">
            <text:p>306,60 zł</text:p>
          </table:table-cell>
          <table:table-cell table:style-name="ce77" table:formula="of:=ORG.LIBREOFFICE.RAWSUBTRACT([.G21];[.F22])" office:value-type="float" office:value="1948.1" calcext:value-type="float">
            <text:p>1 948,10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6" calcext:value-type="float">
            <text:p>6</text:p>
          </table:table-cell>
          <table:table-cell table:style-name="ce150" table:formula="of:=[.C22]+31" office:value-type="date" office:date-value="2018-04-26" calcext:value-type="date">
            <text:p>26.4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3]*5;[.$D$15])" office:value-type="float" office:value="49.525" calcext:value-type="float">
            <text:p>49,53 zł</text:p>
          </table:table-cell>
          <table:table-cell table:style-name="ce77" table:formula="of:=SUM([.D23:.E23])" office:value-type="float" office:value="299.525" calcext:value-type="float">
            <text:p>299,53 zł</text:p>
          </table:table-cell>
          <table:table-cell table:style-name="ce77" table:formula="of:=ORG.LIBREOFFICE.RAWSUBTRACT([.G22];[.F23])" office:value-type="float" office:value="1648.575" calcext:value-type="float">
            <text:p>1 648,5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7" calcext:value-type="float">
            <text:p>7</text:p>
          </table:table-cell>
          <table:table-cell table:style-name="ce150" table:formula="of:=[.C23]+30" office:value-type="date" office:date-value="2018-05-26" calcext:value-type="date">
            <text:p>26.5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4]*6;[.$D$15])" office:value-type="float" office:value="42.45" calcext:value-type="float">
            <text:p>42,45 zł</text:p>
          </table:table-cell>
          <table:table-cell table:style-name="ce77" table:formula="of:=SUM([.D24:.E24])" office:value-type="float" office:value="292.45" calcext:value-type="float">
            <text:p>292,45 zł</text:p>
          </table:table-cell>
          <table:table-cell table:style-name="ce77" table:formula="of:=ORG.LIBREOFFICE.RAWSUBTRACT([.G23];[.F24])" office:value-type="float" office:value="1356.125" calcext:value-type="float">
            <text:p>1 356,1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8" calcext:value-type="float">
            <text:p>8</text:p>
          </table:table-cell>
          <table:table-cell table:style-name="ce150" table:formula="of:=[.C24]+31" office:value-type="date" office:date-value="2018-06-26" calcext:value-type="date">
            <text:p>26.6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5]*7;[.$D$15])" office:value-type="float" office:value="35.375" calcext:value-type="float">
            <text:p>35,38 zł</text:p>
          </table:table-cell>
          <table:table-cell table:style-name="ce77" table:formula="of:=SUM([.D25:.E25])" office:value-type="float" office:value="285.375" calcext:value-type="float">
            <text:p>285,38 zł</text:p>
          </table:table-cell>
          <table:table-cell table:style-name="ce77" table:formula="of:=ORG.LIBREOFFICE.RAWSUBTRACT([.G24];[.F25])" office:value-type="float" office:value="1070.75" calcext:value-type="float">
            <text:p>1 070,7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9" calcext:value-type="float">
            <text:p>9</text:p>
          </table:table-cell>
          <table:table-cell table:style-name="ce150" table:formula="of:=[.C25]+30" office:value-type="date" office:date-value="2018-07-26" calcext:value-type="date">
            <text:p>26.7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6]*8;[.$D$15])" office:value-type="float" office:value="28.3" calcext:value-type="float">
            <text:p>28,30 zł</text:p>
          </table:table-cell>
          <table:table-cell table:style-name="ce77" table:formula="of:=SUM([.D26:.E26])" office:value-type="float" office:value="278.3" calcext:value-type="float">
            <text:p>278,30 zł</text:p>
          </table:table-cell>
          <table:table-cell table:style-name="ce77" table:formula="of:=ORG.LIBREOFFICE.RAWSUBTRACT([.G25];[.F26])" office:value-type="float" office:value="792.45" calcext:value-type="float">
            <text:p>792,4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0" calcext:value-type="float">
            <text:p>10</text:p>
          </table:table-cell>
          <table:table-cell table:style-name="ce150" table:formula="of:=[.C26]+31" office:value-type="date" office:date-value="2018-08-26" calcext:value-type="date">
            <text:p>26.8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7]*9;[.$D$15])" office:value-type="float" office:value="21.225" calcext:value-type="float">
            <text:p>21,23 zł</text:p>
          </table:table-cell>
          <table:table-cell table:style-name="ce77" table:formula="of:=SUM([.D27:.E27])" office:value-type="float" office:value="271.225" calcext:value-type="float">
            <text:p>271,23 zł</text:p>
          </table:table-cell>
          <table:table-cell table:style-name="ce77" table:formula="of:=ORG.LIBREOFFICE.RAWSUBTRACT([.G26];[.F27])" office:value-type="float" office:value="521.225" calcext:value-type="float">
            <text:p>521,2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1" calcext:value-type="float">
            <text:p>11</text:p>
          </table:table-cell>
          <table:table-cell table:style-name="ce150" table:formula="of:=[.C27]+31" office:value-type="date" office:date-value="2018-09-26" calcext:value-type="date">
            <text:p>26.9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8]*10;[.$D$15])" office:value-type="float" office:value="14.15" calcext:value-type="float">
            <text:p>14,15 zł</text:p>
          </table:table-cell>
          <table:table-cell table:style-name="ce77" table:formula="of:=SUM([.D28:.E28])" office:value-type="float" office:value="264.15" calcext:value-type="float">
            <text:p>264,15 zł</text:p>
          </table:table-cell>
          <table:table-cell table:style-name="ce77" table:formula="of:=ORG.LIBREOFFICE.RAWSUBTRACT([.G27];[.F28])" office:value-type="float" office:value="257.075" calcext:value-type="float">
            <text:p>257,0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2" calcext:value-type="float">
            <text:p>12</text:p>
          </table:table-cell>
          <table:table-cell table:style-name="ce150" table:formula="of:=[.C28]+30" office:value-type="date" office:date-value="2018-10-26" calcext:value-type="date">
            <text:p>26.10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9]*11;[.$D$15])" office:value-type="float" office:value="7.075" calcext:value-type="float">
            <text:p>7,08 zł</text:p>
          </table:table-cell>
          <table:table-cell table:style-name="ce77" table:formula="of:=SUM([.D29:.E29])" office:value-type="float" office:value="257.075" calcext:value-type="float">
            <text:p>257,08 zł</text:p>
          </table:table-cell>
          <table:table-cell table:style-name="ce77" table:formula="of:=ORG.LIBREOFFICE.RAWSUBTRACT([.G28];[.F29])" office:value-type="float" office:value="-0.000000000000170530256582424" calcext:value-type="float">
            <text:p>0,00 zł</text:p>
          </table:table-cell>
          <table:table-cell table:number-columns-repeated="1017"/>
        </table:table-row>
        <table:table-row table:style-name="ro5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77" table:formula="of:=SUM([.E18:.E29])" office:value-type="float" office:value="551.85" calcext:value-type="float">
            <text:p>551,85 zł</text:p>
          </table:table-cell>
          <table:table-cell table:style-name="ce77" table:formula="of:=SUM([.F18:.F29])" office:value-type="float" office:value="3551.85" calcext:value-type="float">
            <text:p>3 551,85 zł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ocent realny:</text:p>
          </table:table-cell>
          <table:table-cell table:style-name="ce158" table:formula="of:=[.F30]/[.D11]" office:value-type="percentage" office:value="1.18395" calcext:value-type="percentage">
            <text:p>1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number-style style:name="N129">
      <number:number number:decimal-places="2" loext:min-decimal-places="2" number:min-integer-digits="0"/>
    </number:number-style>
    <number:date-style style:name="N130">
      <number:year number:style="long"/>
      <number:text>-</number:text>
      <number:month/>
      <number:text>-</number:text>
      <number:day/>
    </number:date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14:59:56.0391488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15:01:32.834427367</dc:date>
    <meta:editing-cycles>9</meta:editing-cycles>
    <meta:editing-duration>PT45M49S</meta:editing-duration>
    <meta:generator>LibreOffice/5.4.1.2$Linux_x86 LibreOffice_project/40m0$Build-2</meta:generator>
    <meta:document-statistic meta:table-count="14" meta:cell-count="90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89cm" xlink:href=".." xlink:type="simple" chart:class="chart:line" chart:style-name="ch1">
        <chart:legend chart:legend-position="end" svg:x="13.02cm" svg:y="3.999cm" style:legend-expansion="high" chart:style-name="ch2"/>
        <chart:plot-area chart:style-name="ch3" table:cell-range-address="Kredyt.E17:Kredyt.F29" chart:data-source-has-labels="row" svg:x="1.279cm" svg:y="0.179cm" svg:width="11.422cm" svg:height="7.702cm">
          <chartooo:coordinate-region svg:x="2.932cm" svg:y="0.352cm" svg:width="9.582cm" svg:height="6.935cm"/>
          <chart:axis chart:dimension="x" chart:name="primary-x" chart:style-name="ch4">
            <chart:title svg:x="6.602cm" svg:y="8.06cm" chart:style-name="ch5">
              <text:p>czas</text:p>
            </chart:title>
          </chart:axis>
          <chart:axis chart:dimension="y" chart:name="primary-y" chart:style-name="ch6">
            <chart:title svg:x="0.451cm" svg:y="4.511cm" chart:style-name="ch7">
              <text:p>kwota</text:p>
            </chart:title>
            <chart:grid chart:style-name="ch8" chart:class="major"/>
          </chart:axis>
          <chart:series chart:style-name="ch9" chart:values-cell-range-address="Kredyt.E18:Kredyt.E29" chart:label-cell-address="Kredyt.E17:Kredyt.E17" chart:class="chart:line">
            <chart:data-point chart:repeated="12"/>
          </chart:series>
          <chart:series chart:style-name="ch10" chart:values-cell-range-address="Kredyt.F18:Kredyt.F29" chart:label-cell-address="Kredyt.F17:Kredyt.F1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